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0">
            <text:p>2000</text:p>
          </table:table-cell>
          <table:table-cell office:value-type="float" office:value="93461">
            <text:p>934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1">
            <text:p>2001</text:p>
          </table:table-cell>
          <table:table-cell office:value-type="float" office:value="93752">
            <text:p>9375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2">
            <text:p>2002</text:p>
          </table:table-cell>
          <table:table-cell office:value-type="float" office:value="95009">
            <text:p>9500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3">
            <text:p>2003</text:p>
          </table:table-cell>
          <table:table-cell office:value-type="float" office:value="92961">
            <text:p>92961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4">
            <text:p>2004</text:p>
          </table:table-cell>
          <table:table-cell office:value-type="float" office:value="90532">
            <text:p>9053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5">
            <text:p>2005</text:p>
          </table:table-cell>
          <table:table-cell office:value-type="float" office:value="91710">
            <text:p>9171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6">
            <text:p>2006</text:p>
          </table:table-cell>
          <table:table-cell office:value-type="float" office:value="91177">
            <text:p>9117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7">
            <text:p>2007</text:p>
          </table:table-cell>
          <table:table-cell office:value-type="float" office:value="91729">
            <text:p>9172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8">
            <text:p>2008</text:p>
          </table:table-cell>
          <table:table-cell office:value-type="float" office:value="91449">
            <text:p>91449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09">
            <text:p>2009</text:p>
          </table:table-cell>
          <table:table-cell office:value-type="float" office:value="90080">
            <text:p>90080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0">
            <text:p>2010</text:p>
          </table:table-cell>
          <table:table-cell office:value-type="float" office:value="90487">
            <text:p>9048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1">
            <text:p>2011</text:p>
          </table:table-cell>
          <table:table-cell office:value-type="float" office:value="89938">
            <text:p>89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2">
            <text:p>2012</text:p>
          </table:table-cell>
          <table:table-cell office:value-type="float" office:value="91938">
            <text:p>91938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3">
            <text:p>2013</text:p>
          </table:table-cell>
          <table:table-cell office:value-type="float" office:value="90402">
            <text:p>9040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4">
            <text:p>2014</text:p>
          </table:table-cell>
          <table:table-cell office:value-type="float" office:value="88976">
            <text:p>8897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5">
            <text:p>2015</text:p>
          </table:table-cell>
          <table:table-cell office:value-type="float" office:value="90907">
            <text:p>90907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6">
            <text:p>2016</text:p>
          </table:table-cell>
          <table:table-cell office:value-type="float" office:value="90982">
            <text:p>9098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7">
            <text:p>2017</text:p>
          </table:table-cell>
          <table:table-cell office:value-type="float" office:value="91972">
            <text:p>91972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8">
            <text:p>2018</text:p>
          </table:table-cell>
          <table:table-cell office:value-type="float" office:value="92185">
            <text:p>92185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19">
            <text:p>2019</text:p>
          </table:table-cell>
          <table:table-cell office:value-type="float" office:value="88766">
            <text:p>88766</text:p>
          </table:table-cell>
          <table:table-cell table:number-columns-repeated="9"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0">
            <text:p>2020</text:p>
          </table:table-cell>
          <table:table-cell office:value-type="float" office:value="98124">
            <text:p>98124</text:p>
          </table:table-cell>
          <table:table-cell table:formula="of:=FORECAST([.B22];[.$C$17:.$C$21];[.$B$17:.$B$21])" office:value-type="float" office:value="90038.7">
            <text:p>90038,7</text:p>
          </table:table-cell>
          <table:table-cell table:formula="of:=ROUND([.D22];0)" office:value-type="float" office:value="90039">
            <text:p>90039</text:p>
          </table:table-cell>
          <table:table-cell table:formula="of:=[.C22]-[.E22]" office:value-type="float" office:value="8085">
            <text:p>8085</text:p>
          </table:table-cell>
          <table:table-cell table:formula="of:=[.F22]/[.E22]*100" office:value-type="float" office:value="8.97944224169527">
            <text:p>8,9794422417</text:p>
          </table:table-cell>
          <table:table-cell table:formula="of:=ROUND([.F45]-[.F47];0)" office:value-type="float" office:value="83306">
            <text:p>83306</text:p>
          </table:table-cell>
          <table:table-cell table:formula="of:=ROUND([.F45]+[.F47];0)" office:value-type="float" office:value="96771">
            <text:p>96771</text:p>
          </table:table-cell>
          <table:table-cell table:formula="of:=[.C22]-[.I22]" office:value-type="float" office:value="1353">
            <text:p>1353</text:p>
          </table:table-cell>
          <table:table-cell table:formula="of:=[.C22]-[.H22]" office:value-type="float" office:value="14818">
            <text:p>14818</text:p>
          </table:table-cell>
          <table:table-cell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1">
            <text:p>2021</text:p>
          </table:table-cell>
          <table:table-cell office:value-type="float" office:value="91958">
            <text:p>91958</text:p>
          </table:table-cell>
          <table:table-cell table:formula="of:=FORECAST([.B23];[.$C$17:.$C$21];[.$B$17:.$B$21])" office:value-type="float" office:value="89730.8">
            <text:p>89730,8</text:p>
          </table:table-cell>
          <table:table-cell table:formula="of:=ROUND([.D23];0)" office:value-type="float" office:value="89731">
            <text:p>89731</text:p>
          </table:table-cell>
          <table:table-cell table:formula="of:=[.C23]-[.E23]" office:value-type="float" office:value="2227">
            <text:p>2227</text:p>
          </table:table-cell>
          <table:table-cell table:formula="of:=[.F23]/[.E23]*100" office:value-type="float" office:value="2.48186245556162">
            <text:p>2,4818624556</text:p>
          </table:table-cell>
          <table:table-cell table:formula="of:=ROUND([.F54]-[.F56];0)" office:value-type="float" office:value="81957">
            <text:p>81957</text:p>
          </table:table-cell>
          <table:table-cell table:formula="of:=ROUND([.F54]+[.F56];0)" office:value-type="float" office:value="97505">
            <text:p>97505</text:p>
          </table:table-cell>
          <table:table-cell table:formula="of:=[.C23]-[.I23]" office:value-type="float" office:value="-5547">
            <text:p>-5547</text:p>
          </table:table-cell>
          <table:table-cell table:formula="of:=[.C23]-[.H23]" office:value-type="float" office:value="10001">
            <text:p>10001</text:p>
          </table:table-cell>
          <table:table-cell/>
        </table:table-row>
        <table:table-row table:style-name="ro1">
          <table:table-cell table:style-name="ce1" office:value-type="string">
            <text:p>SE</text:p>
          </table:table-cell>
          <table:table-cell office:value-type="float" office:value="2022">
            <text:p>2022</text:p>
          </table:table-cell>
          <table:table-cell office:value-type="float" office:value="94737">
            <text:p>94737</text:p>
          </table:table-cell>
          <table:table-cell table:formula="of:=FORECAST([.B24];[.$C$17:.$C$21];[.$B$17:.$B$21])" office:value-type="float" office:value="89422.9">
            <text:p>89422,9</text:p>
          </table:table-cell>
          <table:table-cell table:formula="of:=ROUND([.D24];0)" office:value-type="float" office:value="89423">
            <text:p>89423</text:p>
          </table:table-cell>
          <table:table-cell table:formula="of:=[.C24]-[.E24]" office:value-type="float" office:value="5314">
            <text:p>5314</text:p>
          </table:table-cell>
          <table:table-cell table:formula="of:=[.F24]/[.E24]*100" office:value-type="float" office:value="5.94254274627333">
            <text:p>5,9425427463</text:p>
          </table:table-cell>
          <table:table-cell table:formula="of:=ROUND([.F63]-[.F65];0)" office:value-type="float" office:value="80486">
            <text:p>80486</text:p>
          </table:table-cell>
          <table:table-cell table:formula="of:=ROUND([.F63]+[.F65];0)" office:value-type="float" office:value="98360">
            <text:p>98360</text:p>
          </table:table-cell>
          <table:table-cell table:formula="of:=[.C24]-[.I24]" office:value-type="float" office:value="-3623">
            <text:p>-3623</text:p>
          </table:table-cell>
          <table:table-cell table:formula="of:=[.C24]-[.H24]" office:value-type="float" office:value="14251">
            <text:p>14251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284819">
            <text:p>284819</text:p>
          </table:table-cell>
          <table:table-cell/>
          <table:table-cell table:formula="of:=SUM([.E22:.E24])" office:value-type="float" office:value="269193">
            <text:p>269193</text:p>
          </table:table-cell>
          <table:table-cell table:formula="of:=SUM([.F22:.F24])" office:value-type="float" office:value="15626">
            <text:p>15626</text:p>
          </table:table-cell>
          <table:table-cell table:formula="of:=[.F25]/[.E25]*100" office:value-type="float" office:value="5.80475718165034">
            <text:p>5,8047571817</text:p>
          </table:table-cell>
          <table:table-cell table:formula="of:=SUM([.H22:.H24])" office:value-type="float" office:value="245749">
            <text:p>245749</text:p>
          </table:table-cell>
          <table:table-cell table:formula="of:=SUM([.I22:.I24])" office:value-type="float" office:value="292636">
            <text:p>292636</text:p>
          </table:table-cell>
          <table:table-cell table:formula="of:=SUM([.J22:.J24])" office:value-type="float" office:value="-7817">
            <text:p>-7817</text:p>
          </table:table-cell>
          <table:table-cell table:formula="of:=SUM([.K22:.K24])" office:value-type="float" office:value="39070">
            <text:p>39070</text:p>
          </table:table-cell>
          <table:table-cell table:formula="of:=[.J25]/[.E25]*100" office:value-type="float" office:value="-2.90386451356462">
            <text:p>-2,90386451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-307.9">
            <text:p>-307,9</text:p>
          </table:table-cell>
          <table:table-cell office:value-type="float" office:value="711996.7">
            <text:p>711996,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61.650845696745">
            <text:p>461,6508456967</text:p>
          </table:table-cell>
          <table:table-cell office:value-type="float" office:value="931149.984650249">
            <text:p>931149,98465024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29129231265282">
            <text:p>0,1291292313</text:p>
          </table:table-cell>
          <table:table-cell office:value-type="float" office:value="1459.86815614744">
            <text:p>1459,868156147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444827990217974">
            <text:p>0,4448279902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948024.100024414">
            <text:p>948024,100024414</text:p>
          </table:table-cell>
          <table:table-cell office:value-type="float" office:value="6393645.09997559">
            <text:p>6393645,0999755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-0.666954263963934">
            <text:p>-0,666954264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552513955984476">
            <text:p>0,552513956</text:p>
          </table:table-cell>
          <table:table-cell table:formula="of:=TDIST(ABS([.$E$34]);[.$F$30];1)" office:value-type="float" office:value="0.276256977992238">
            <text:p>0,27625697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459.86815614744">
            <text:p>1459,8681561475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2];[.C17:.C21];[.B17:.B21])" office:value-type="float" office:value="90038.7">
            <text:p>90038,7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6732.62410626674">
            <text:p>6732,624106266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115.54994504975">
            <text:p>2115,549945049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83306.0758937333">
            <text:p>83306,075893733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96771.3241062667">
            <text:p>96771,324106266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3];[.C17:.C21];[.B17:.B21])" office:value-type="float" office:value="89730.8">
            <text:p>89730,8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7774.16468021133">
            <text:p>7774,1646802113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2442.82666051714">
            <text:p>2442,826660517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81956.6353197887">
            <text:p>81956,6353197887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97504.9646802113">
            <text:p>97504,9646802113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2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2" table:formula="of:=FORECAST([.B24];[.C17:.C21];[.B17:.B21])" office:value-type="float" office:value="89422.9">
            <text:p>89422,9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3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8936.66714316576">
            <text:p>8936,6671431658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2808.11246629001">
            <text:p>2808,11246629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80486.2328568342">
            <text:p>80486,232856834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98359.5671431658">
            <text:p>98359,567143165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90962.4">
            <text:p>90962,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7.40154625017231">
            <text:p>7,4015462502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2:38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2:38:04.14</dc:date>
    <dc:creator>Andrzej Bystrzycki</dc:creator>
    <meta:generator>OpenOffice.org/3.3$Win32 OpenOffice.org_project/330m20$Build-9567</meta:generator>
    <meta:editing-duration>PT25M35S</meta:editing-duration>
    <meta:editing-cycles>13</meta:editing-cycles>
    <meta:document-statistic meta:table-count="1" meta:cell-count="229" meta:object-count="0"/>
  </office:meta>
</office:document-meta>
</file>